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0b0ddd8e"/>
    </style:style>
    <style:style style:name="P85" style:family="paragraph" style:parent-style-name="Standard">
      <style:text-properties officeooo:paragraph-rsid="0bad8f69"/>
    </style:style>
    <style:style style:name="P86" style:family="paragraph" style:parent-style-name="Standard">
      <style:text-properties officeooo:paragraph-rsid="10d55cfb"/>
    </style:style>
    <style:style style:name="P87" style:family="paragraph" style:parent-style-name="Standard">
      <style:text-properties officeooo:paragraph-rsid="10d83c41"/>
    </style:style>
    <style:style style:name="P88" style:family="paragraph" style:parent-style-name="Standard">
      <style:text-properties officeooo:paragraph-rsid="10db5b0b"/>
    </style:style>
    <style:style style:name="P89" style:family="paragraph" style:parent-style-name="Standard">
      <style:text-properties officeooo:paragraph-rsid="10de8c2b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10a5d07d"/>
    </style:style>
    <style:style style:name="T208" style:family="text">
      <style:text-properties fo:language="en" fo:country="GB" fo:font-weight="bold" style:font-weight-asian="bold" style:font-weight-complex="bold"/>
    </style:style>
    <style:style style:name="T209" style:family="text">
      <style:text-properties fo:language="en" fo:country="GB" fo:font-weight="bold" officeooo:rsid="104d5027" style:font-weight-asian="bold" style:font-weight-complex="bold"/>
    </style:style>
    <style:style style:name="T210" style:family="text">
      <style:text-properties officeooo:rsid="103c421a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officeooo:rsid="1061b5b8"/>
    </style:style>
    <style:style style:name="T213" style:family="text">
      <style:text-properties officeooo:rsid="1069ed98"/>
    </style:style>
    <style:style style:name="T214" style:family="text">
      <style:text-properties officeooo:rsid="106d22f6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0"><text:span text:style-name="Strong_20_Emphasis"><text:span text:style-name="T119">Checklist for installing</text:span></text:span><text:span text:style-name="T142">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4"><text:note text:id="ftn1" text:note-class="footnote"><text:note-citation>1</text:note-citation><text:note-body><text:p text:style-name="P36"><text:span text:style-name="T223">This </text:span><text:span text:style-name="Strong_20_Emphasis"><text:span text:style-name="T229"><text:user-field-get text:name="Distro">Debian</text:user-field-get></text:span></text:span><text:span text:style-name="T224"><text:s/></text:span><text:span text:style-name="T228"><text:user-field-get text:name="Version">12</text:user-field-get></text:span><text:span text:style-name="T228"><text:s/>Server</text:span><text:span text:style-name="T223"> (codename </text:span><text:span text:style-name="T225">bookworm</text:span><text:span text:style-name="T223">) from </text:span><text:span text:style-name="T226">June</text:span><text:span text:style-name="T223"> </text:span><text:span text:style-name="Strong_20_Emphasis"><text:span text:style-name="T230"><text:user-field-get text:name="Releaseyear">2023</text:user-field-get></text:span></text:span><text:span text:style-name="T223"><text:s/>is a so-called LTS version (stands for Long-Term Support) and is supported for 5 years until </text:span><text:span text:style-name="T227">June</text:span><text:span text:style-name="T223"> </text:span><text:span text:style-name="T139">202</text:span><text:span text:style-name="T141">8</text:span><text:span text:style-name="T140">.</text:span></text:p></text:note-body></text:note></text:span><text:span text:style-name="T145"><text:s/></text:span><text:span text:style-name="T147">Server</text:span><text:span text:style-name="T146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1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3"><text:s/></text:span></text:span><text:span text:style-name="Strong_20_Emphasis"><text:span text:style-name="T20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5">user</text:span></text:span><text:span text:style-name="T159"><text:tab/><text:tab/></text:span><text:span text:style-name="T158"> <text:tab/><text:tab/><text:tab/> </text:span><text:span text:style-name="T160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4">ull </text:span><text:span text:style-name="T153">na</text:span><text:span text:style-name="T154">me,</text:span><text:span text:style-name="T153"> </text:span><text:span text:style-name="T154">e.g.</text:span><text:span text:style-name="T153"> </text:span><text:span text:style-name="T155">J</text:span><text:span text:style-name="T170">oh</text:span><text:span text:style-name="T155">n </text:span><text:span text:style-name="T157">Doe</text:span><text:span text:style-name="T169">]</text:span></text:p>
      <text:p text:style-name="P83"><text:span text:style-name="Definition"><text:span text:style-name="T152">USER</text:span></text:span><text:span text:style-name="Definition"><text:span text:style-name="T204">na</text:span></text:span><text:span text:style-name="Definition"><text:span text:style-name="T206">me</text:span></text:span><text:span text:style-name="T151"><text:tab/><text:tab/><text:tab/> </text:span><text:span text:style-name="T151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1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7">serv</text:span></text:span><text:span text:style-name="Definition"><text:span text:style-name="T204">ERNA</text:span></text:span><text:span text:style-name="Definition"><text:span text:style-name="T206">me</text:span></text:span><text:span text:style-name="T171"><text:tab/><text:tab/> </text:span><text:span text:style-name="T204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4"><text:s text:c="2"/></text:span><text:span text:style-name="T174">[</text:span><text:span text:style-name="T178">N</text:span><text:span text:style-name="T172">a</text:span><text:span text:style-name="T175">me of the</text:span><text:span text:style-name="T172"> </text:span><text:span text:style-name="T179">server</text:span><text:span text:style-name="T173">, </text:span><text:span text:style-name="T175">e.g.</text:span><text:span text:style-name="T176"> </text:span><text:span text:style-name="T179">sv</text:span><text:span text:style-name="T177">02</text:span><text:span text:style-name="T174">]</text:span></text:p>
      <text:p text:style-name="P51"><text:span text:style-name="Definition"><text:span text:style-name="T181">USER</text:span></text:span><text:span text:style-name="T180"><text:tab/><text:tab/></text:span><text:span text:style-name="T158"> <text:tab/><text:tab/><text:tab/> </text:span><text:span text:style-name="T160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2">ull </text:span><text:span text:style-name="T165">na</text:span><text:span text:style-name="T166">me</text:span><text:span text:style-name="T165"> possibly </text:span><text:span text:style-name="T167">2</text:span><text:span text:style-name="T193">nd</text:span><text:span text:style-name="T167"> </text:span><text:span text:style-name="T168">user</text:span><text:span text:style-name="T156">]</text:span></text:p>
      <text:p text:style-name="P83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7"><text:tab/><text:tab/><text:tab/> </text:span></text:span><text:span text:style-name="T151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1"><text:s text:c="2"/></text:span><text:span text:style-name="T184">[</text:span><text:span text:style-name="T186">U</text:span><text:span text:style-name="T185">ser</text:span><text:span text:style-name="T190">na</text:span><text:span text:style-name="T191">me</text:span><text:span text:style-name="T190"> possibly </text:span><text:span text:style-name="T192">2</text:span><text:span text:style-name="T194">nd</text:span><text:span text:style-name="T192"> </text:span><text:span text:style-name="T189">user</text:span><text:span text:style-name="T188">]</text:span></text:p>
      <text:p text:style-name="P51"><text:span text:style-name="T123">Replace the </text:span><text:span text:style-name="T130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2">Not yet on Linux?</text:span><text:span text:style-name="T124"><text:tab/></text:span><text:span text:style-name="T129">Use</text:span><text:span text:style-name="T125"> </text:span><text:span text:style-name="Strong_20_Emphasis"><text:span text:style-name="T134">Checklist </text:span></text:span><text:span text:style-name="Strong_20_Emphasis"><text:span text:style-name="T135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3">Linux</text:span><text:span text:style-name="T128">.</text:span></text:p>
      <text:p text:style-name="P53"><text:span text:style-name="T60">New installation?</text:span><text:span text:style-name="T32"><text:tab/><text:tab/></text:span><text:span text:style-name="T53"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2"><text:bookmark-start text:name="__RefNumPara__4083_1271708128"/>Prepar<text:span text:style-name="T212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6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8"><draw:control text:anchor-type="as-char" draw:z-index="16" draw:name="Vorm 6" draw:style-name="gr1" draw:text-style-name="P9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7"><text:span text:style-name="User_20_Entry"><text:span text:style-name="T70">Type: </text:span></text:span><text:span text:style-name="User_20_Entry"><text:span text:style-name="T9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8" draw:name="Vorm 8" draw:style-name="gr1" draw:text-style-name="P9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1"><text:bookmark-start text:name="__RefNumPara__4009_12717081281"/><text:span text:style-name="Strong_20_Emphasis"><text:span text:style-name="T131">Perform installation</text:span></text:span><text:bookmark-end text:name="__RefNumPara__4009_12717081281"/></text:p>
        </text:list-item>
      </text:list>
      <text:p text:style-name="P64"><text:span text:style-name="Strong_20_Emphasis"><text:span text:style-name="T13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9"><text:span text:style-name="T136">Boot the computer from</text:span><text:span text:style-name="T137"><text:note text:id="ftn3" text:note-class="footnote"><text:note-citation>1</text:note-citation><text:note-body><text:p text:style-name="P82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6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7">From a Live USB stick you can boot and work with </text:span><text:span text:style-name="Strong_20_Emphasis"><text:span text:style-name="T138"><text:user-field-get text:name="Distro">Debian</text:user-field-get></text:span></text:span><text:span text:style-name="Strong_20_Emphasis"><text:span text:style-name="T138"><text:s/></text:span></text:span><text:span text:style-name="T197">without modifying any files on the hard drive and also allows installation of </text:span><text:span text:style-name="Strong_20_Emphasis"><text:span text:style-name="T138"><text:user-field-get text:name="Distro">Debian</text:user-field-get></text:span></text:span><text:span text:style-name="Strong_20_Emphasis"><text:span text:style-name="T138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1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198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9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1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1">Europ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1">Netherlands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4">At</text:span><text:span text:style-name="T213"> </text:span><text:span text:style-name="T211">Set up users and passwords</text:span><text:span text:style-name="T213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4">Don</text:span><text:span text:style-name="T148">'t set </text:span><text:span text:style-name="T150">Root</text:span><text:span text:style-name="T148"> pass</text:span><text:span text:style-name="T149">w</text:span><text:span text:style-name="T148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4">Enter </text:span><text:span text:style-name="T208">User </text:span><text:span text:style-name="T209">n</text:span><text:span text:style-name="T208">ame for you</text:span><text:span text:style-name="T209">r</text:span><text:span text:style-name="T208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04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4"><text:span text:style-name="Strong_20_Emphasis"><text:span text:style-name="T54"/></text:span></text:p>
      <text:p text:style-name="P84"><text:span text:style-name="Strong_20_Emphasis"><text:span text:style-name="T54"/></text:span></text:p>
      <text:p text:style-name="P84"/>
      <text:list text:continue-numbering="true" text:style-name="L1">
        <text:list-item>
          <text:p text:style-name="P9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8"><draw:control text:anchor-type="as-char" draw:z-index="19" draw:name="Vorm 7" draw:style-name="gr1" draw:text-style-name="P95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0">Type: </text:span></text:span><text:span text:style-name="User_20_Entry"><text:span text:style-name="T9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0" draw:name="Vorm 9" draw:style-name="gr1" draw:text-style-name="P95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5"/>
      <text:list text:continue-numbering="true" text:style-name="L1">
        <text:list-item>
          <text:p text:style-name="P93"><text:span text:style-name="Strong_20_Emphasis"><text:span text:style-name="T15">P</text:span></text:span><text:span text:style-name="Strong_20_Emphasis"><text:span text:style-name="T20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5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1" draw:name="Vorm 10" draw:style-name="gr1" draw:text-style-name="P95" svg:width="0.35cm" svg:height="0.35cm" draw:control="control20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2" draw:name="Vorm 11" draw:style-name="gr1" draw:text-style-name="P95" svg:width="0.35cm" svg:height="0.35cm" draw:control="control21"/></text:span></text:span></text:p>
          </table:table-cell>
          <table:table-cell table:style-name="Tabel2.D3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89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5">Written</text:span></text:span><text:span text:style-name="Emphasis"><text:span text:style-name="T216"> </text:span></text:span><text:span text:style-name="Emphasis"><text:span text:style-name="T215">by</text:span></text:span><text:span text:style-name="Emphasis"><text:span text:style-name="T21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2">Karel Zimmer</text:span></text:span></text:a><text:span text:style-name="Emphasis"><text:span text:style-name="T217">.</text:span></text:span></text:p>
      <text:p text:style-name="P55"><text:span text:style-name="Emphasis"><text:span text:style-name="T220">License </text:span></text:span><text:span text:style-name="Emphasis"><text:span text:style-name="T218">C</text:span></text:span><text:span text:style-name="Emphasis"><text:span text:style-name="T219">C0</text:span></text:span><text:span text:style-name="Emphasis"><text:span text:style-name="T217"> 1.0 </text:span></text:span><text:span text:style-name="Emphasis"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1"><text:s/></text:span></text:span><text:span text:style-name="Emphasis"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9-21T10:30:31.506729125">21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0:31.378157020</dc:date>
    <meta:keyword>Installatie</meta:keyword>
    <meta:keyword>Checklist</meta:keyword>
    <meta:keyword>Linux</meta:keyword>
    <meta:editing-cycles>7027</meta:editing-cycles>
    <meta:editing-duration>P12DT10H1M38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3" meta:character-count="2525" meta:non-whitespace-character-count="2141"/>
    <meta:user-defined meta:name="Info 1"/>
    <meta:user-defined meta:name="Info 2"/>
    <meta:user-defined meta:name="Info 3"/>
    <meta:user-defined meta:name="Info 4"/>
  </office:meta>
</office:document-meta>
</file>